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d26ee" officeooo:paragraph-rsid="000d26ee"/>
    </style:style>
    <style:style style:name="P4" style:family="paragraph" style:parent-style-name="Standard">
      <style:text-properties fo:language="fr" fo:country="FR" officeooo:rsid="000e1bde" officeooo:paragraph-rsid="000e1bde"/>
    </style:style>
    <style:style style:name="P5" style:family="paragraph" style:parent-style-name="Standard" style:master-page-name="">
      <style:paragraph-properties style:page-number="auto" fo:break-before="page"/>
      <style:text-properties fo:language="fr" fo:country="FR" officeooo:rsid="000e1bde" officeooo:paragraph-rsid="000e1bde"/>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text-properties fo:language="fr" fo:country="FR" officeooo:rsid="00172760" officeooo:paragraph-rsid="00172760"/>
    </style:style>
    <style:style style:name="P15" style:family="paragraph" style:parent-style-name="Standard">
      <style:text-properties fo:language="fr" fo:country="FR" officeooo:rsid="000e1bde" officeooo:paragraph-rsid="001b51e2"/>
    </style:style>
    <style:style style:name="P16" style:family="paragraph" style:parent-style-name="Text_20_body" style:list-style-name="L1">
      <style:text-properties fo:language="fr" fo:country="FR" officeooo:rsid="0013d14b" officeooo:paragraph-rsid="0013d14b"/>
    </style:style>
    <style:style style:name="P17" style:family="paragraph" style:parent-style-name="Text_20_body" style:list-style-name="L2">
      <style:text-properties fo:language="fr" fo:country="FR"/>
    </style:style>
    <style:style style:name="P18" style:family="paragraph" style:parent-style-name="Text_20_body" style:list-style-name="L2">
      <style:text-properties fo:language="fr" fo:country="FR" officeooo:rsid="0015b8c0" officeooo:paragraph-rsid="0015b8c0"/>
    </style:style>
    <style:style style:name="P19" style:family="paragraph" style:parent-style-name="Text_20_body" style:list-style-name="L3">
      <style:text-properties fo:language="fr" fo:country="FR" officeooo:paragraph-rsid="0015b8c0"/>
    </style:style>
    <style:style style:name="P20" style:family="paragraph" style:parent-style-name="Text_20_body">
      <style:paragraph-properties fo:break-before="page"/>
      <style:text-properties fo:language="fr" fo:country="FR" officeooo:rsid="00172760" officeooo:paragraph-rsid="0018fca6"/>
    </style:style>
    <style:style style:name="P21" style:family="paragraph" style:parent-style-name="Text_20_body">
      <style:text-properties fo:language="fr" fo:country="FR" officeooo:rsid="001b51e2" officeooo:paragraph-rsid="001b51e2"/>
    </style:style>
    <style:style style:name="P22" style:family="paragraph" style:parent-style-name="Text_20_body">
      <style:text-properties fo:language="fr" fo:country="FR" officeooo:rsid="001b51e2" officeooo:paragraph-rsid="001dc3be"/>
    </style:style>
    <style:style style:name="P23" style:family="paragraph" style:parent-style-name="Text_20_body" style:list-style-name="L4">
      <style:text-properties officeooo:rsid="001742f6" officeooo:paragraph-rsid="001742f6"/>
    </style:style>
    <style:style style:name="P24" style:family="paragraph" style:parent-style-name="Text_20_body" style:list-style-name="L4">
      <style:text-properties officeooo:rsid="0018fca6" officeooo:paragraph-rsid="0018fca6"/>
    </style:style>
    <style:style style:name="P25" style:family="paragraph" style:parent-style-name="Text_20_body">
      <style:text-properties officeooo:rsid="001ab978" officeooo:paragraph-rsid="001ab978"/>
    </style:style>
    <style:style style:name="P26" style:family="paragraph" style:parent-style-name="Text_20_body">
      <style:paragraph-properties fo:break-before="page"/>
      <style:text-properties officeooo:rsid="001b51e2" officeooo:paragraph-rsid="001b51e2"/>
    </style:style>
    <style:style style:name="P27" style:family="paragraph" style:parent-style-name="Text_20_body">
      <style:text-properties officeooo:rsid="001b51e2" officeooo:paragraph-rsid="001b51e2"/>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Relève dans ce texte les verbes et les noms communs.</text:p>
      <text:p text:style-name="P4"/>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
      <text:p text:style-name="P1"/>
      <text:p text:style-name="P22"><text:span text:style-name="T7">S</text:span>élection de mots <text:span text:style-name="T7">avec </text:span>deux <text:span text:style-name="T6">catégories</text:span>.</text:p>
      <text:list text:style-name="L1">
        <text:list-item>
          <text:p text:style-name="P16">Choisir le type d’adaptation : « Sélection de mots »</text:p>
        </text:list-item>
        <text:list-item>
          <text:p text:style-name="P16">Choisir le nombre de couleurs : 2</text:p>
        </text:list-item>
        <text:list-item>
          <text:p text:style-name="P16">Sélectionner la consigne dans le PDF</text:p>
        </text:list-item>
        <text:list-item>
          <text:p text:style-name="P16"><text:span text:style-name="T3">Idem pour</text:span> l’énoncé</text:p>
        </text:list-item>
        <text:list-item>
          <text:p text:style-name="P16">Dans la consigne, sélectionner « verbe » puis cliquer sur le bouton « 1 »</text:p>
        </text:list-item>
        <text:list-item>
          <text:p text:style-name="P16">Dans la consigne, sélectionner « noms communs » puis cliquer sur le bouton « 2 »</text:p>
        </text:list-item>
      </text:list>
      <text:p text:style-name="P6">Complète avec alpha, bravo ou charlie.</text:p>
      <text:p text:style-name="P7"/>
      <text:p text:style-name="P8">... est le premier. Le deuxième est ..., et le troisième est ....</text:p>
      <text:p text:style-name="P2"/>
      <text:p text:style-name="P21">Simple QCM.</text:p>
      <text:list text:style-name="L2">
        <text:list-item>
          <text:p text:style-name="P17">Choisir le type d’adaptation « Choix multiples (dans la consigne) »</text:p>
        </text:list-item>
        <text:list-item>
          <text:p text:style-name="P17">S’assurer que le trou à remplir est bien « ... »</text:p>
        </text:list-item>
        <text:list-item>
          <text:p text:style-name="P17">Sélectionner la consigne dans le PDF</text:p>
        </text:list-item>
        <text:list-item>
          <text:p text:style-name="P17"><text:span text:style-name="T3">Idem pour</text:span> l’énoncé</text:p>
        </text:list-item>
        <text:list-item>
          <text:p text:style-name="P18">Dans la consigne, sélectionner « alpha » puis cliquer sur le bouton « Choix »</text:p>
        </text:list-item>
        <text:list-item>
          <text:p text:style-name="P18">Idem pour « bravo » puis « charlie »</text:p>
        </text:list-item>
      </text:list>
      <text:p text:style-name="P9">Construis les noms communs féminins associés à ces verbes.</text:p>
      <text:p text:style-name="P10"/>
      <text:p text:style-name="P11">naviguer → … <text:span text:style-name="T1">▪ courir → … ▪ cuisiner→ …</text:span></text:p>
      <text:p text:style-name="P2"/>
      <text:p text:style-name="P21">Simple remplissage libre.</text:p>
      <text:list text:style-name="L3">
        <text:list-item>
          <text:p text:style-name="P19">Choisir le type d’adaptation « <text:span text:style-name="T3">Remplissage par texte libre</text:span> »</text:p>
        </text:list-item>
        <text:list-item>
          <text:p text:style-name="P19"><text:span text:style-name="T3">Choisir</text:span> le trou à remplir : « <text:span text:style-name="T2">… »</text:span></text:p>
        </text:list-item>
        <text:list-item>
          <text:p text:style-name="P19">Sélectionner la consigne dans le PDF</text:p>
        </text:list-item>
        <text:list-item>
          <text:p text:style-name="P19"><text:span text:style-name="T3">Idem pour</text:span> l’énoncé</text:p>
        </text:list-item>
      </text:list>
      <text:p text:style-name="P12">Indique le genre et le nombre 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p text:style-name="P13">J’ai besoin d’aide. <text:span text:style-name="T5">D</text:span>ouble QCM ?</text:p>
      <text:p text:style-name="P12">Choisis le verbe approprié dans les phrases suivantes.</text:p>
      <text:p text:style-name="P13">Vincent mangez/adore/détestes la grammaire.</text:p>
      <text:p text:style-name="P13">Claire cuisine/dessinai/naviguez très bien.</text:p>
      <text:p text:style-name="P1"/>
      <text:p text:style-name="P13"><text:span text:style-name="T5">QCM avec choix dans l’énoncé. </text:span>Je vais faire une proposition, mais j’aurai sans doute besoin d’aide.</text:p>
      <text:p text:style-name="P20">Colorie les articles en mauve et les adverbes en turquoise.</text:p>
      <text:p text:style-name="P1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p text:style-name="P25"><text:span text:style-name="T5">Sélection de mots avec c</text:span>ouleurs personalisées.</text:p>
      <text:list text:style-name="L4">
        <text:list-item>
          <text:p text:style-name="P23">Procé<text:span text:style-name="T4">der comme pour le précédent exercice de type « Sélection de mots »</text:span></text:p>
        </text:list-item>
        <text:list-item>
          <text:p text:style-name="P24">Personaliser les couleurs avec le bouton dédié.</text:p>
        </text:list-item>
      </text:list>
      <text:p text:style-name="P26">Sélectionne les voyelles.</text:p>
      <text:p text:style-name="P15">Lorem ipsum dolor sit amet, consectetur adipiscing elit.</text:p>
      <text:p text:style-name="Horizontal_20_Line"/>
      <text:p text:style-name="P27">Sélection de lettres avec une seule catégo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5.2$Linux_X86_64 LibreOffice_project/420$Build-2</meta:generator>
    <dc:date>2024-08-22T11:53:17.014494702</dc:date>
    <meta:editing-duration>PT4H15M6S</meta:editing-duration>
    <meta:editing-cycles>15</meta:editing-cycles>
    <meta:document-statistic meta:table-count="0" meta:image-count="0" meta:object-count="0" meta:page-count="8" meta:paragraph-count="40" meta:word-count="454" meta:character-count="2567" meta:non-whitespace-character-count="2171"/>
  </office:meta>
</office:document-meta>
</file>